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28in"/>
    </style:style>
    <style:style style:name="co2" style:family="table-column">
      <style:table-column-properties fo:break-before="auto" style:column-width="0.7598in"/>
    </style:style>
    <style:style style:name="co3" style:family="table-column">
      <style:table-column-properties fo:break-before="auto" style:column-width="1.5744in"/>
    </style:style>
    <style:style style:name="co4" style:family="table-column">
      <style:table-column-properties fo:break-before="auto" style:column-width="0.8256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1.2555in"/>
    </style:style>
    <style:style style:name="co7" style:family="table-column">
      <style:table-column-properties fo:break-before="auto" style:column-width="0.4953in"/>
    </style:style>
    <style:style style:name="co8" style:family="table-column">
      <style:table-column-properties fo:break-before="auto" style:column-width="1.7071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2.0154in"/>
    </style:style>
    <style:style style:name="co11" style:family="table-column">
      <style:table-column-properties fo:break-before="auto" style:column-width="1.2661in"/>
    </style:style>
    <style:style style:name="co12" style:family="table-column">
      <style:table-column-properties fo:break-before="auto" style:column-width="1.3654in"/>
    </style:style>
    <style:style style:name="co13" style:family="table-column">
      <style:table-column-properties fo:break-before="auto" style:column-width="1.0902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6.5957in"/>
    </style:style>
    <style:style style:name="co16" style:family="table-column">
      <style:table-column-properties fo:break-before="auto" style:column-width="0.8917in"/>
    </style:style>
    <style:style style:name="co17" style:family="table-column">
      <style:table-column-properties fo:break-before="auto" style:column-width="1.9047in"/>
    </style:style>
    <style:style style:name="co18" style:family="table-column">
      <style:table-column-properties fo:break-before="auto" style:column-width="6.3319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 style:data-style-name="N132">
      <style:table-cell-properties fo:padding="0.028in"/>
    </style:style>
    <style:style style:name="ce4" style:family="table-cell" style:parent-style-name="Default" style:data-style-name="N100">
      <style:table-cell-properties fo:padding="0.028in"/>
    </style:style>
    <style:style style:name="ce5" style:family="table-cell" style:parent-style-name="Default" style:data-style-name="N0">
      <style:table-cell-properties fo:padding="0.028in"/>
    </style:style>
    <style:style style:name="ce6" style:family="table-cell" style:parent-style-name="Default" style:data-style-name="N4">
      <style:table-cell-properties fo:padding="0.028in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8" style:family="table-cell" style:parent-style-name="Default" style:data-style-name="N5">
      <style:table-cell-properties fo:padding="0.028in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3" table:default-cell-style-name="ce4"/>
        <table:table-column table:style-name="co8" table:default-cell-style-name="ce4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6" table:default-cell-style-name="ce6"/>
        <table:table-column table:style-name="co16" table:default-cell-style-name="ce7"/>
        <table:table-column table:style-name="co16" table:number-columns-repeated="236" table:default-cell-style-name="ce2"/>
        <table:table-column table:style-name="co16" table:number-columns-repeated="767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3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])" office:value-type="string" office:string-value="0000000000000000000002000" calcext:value-type="string">
            <text:p>0000000000000000000002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000" calcext:value-type="float">
            <text:p>2000</text:p>
          </table:table-cell>
          <table:table-cell office:value-type="float" office:value="118263.63" calcext:value-type="float">
            <text:p>118,263.6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])" office:value-type="string" office:string-value="0000000000000000000002903" calcext:value-type="string">
            <text:p>0000000000000000000002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903" calcext:value-type="float">
            <text:p>2903</text:p>
          </table:table-cell>
          <table:table-cell office:value-type="float" office:value="17755.61" calcext:value-type="float">
            <text:p>17,755.61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])" office:value-type="string" office:string-value="0000000000000000000002303" calcext:value-type="string">
            <text:p>0000000000000000000002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303" calcext:value-type="float">
            <text:p>2303</text:p>
          </table:table-cell>
          <table:table-cell office:value-type="float" office:value="8774.45" calcext:value-type="float">
            <text:p>8,774.45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])" office:value-type="string" office:string-value="0000000000000000000002003" calcext:value-type="string">
            <text:p>0000000000000000000002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003" calcext:value-type="float">
            <text:p>2003</text:p>
          </table:table-cell>
          <table:table-cell office:value-type="float" office:value="54580.59" calcext:value-type="float">
            <text:p>54,580.59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])" office:value-type="string" office:string-value="0000000000000000000003003" calcext:value-type="string">
            <text:p>0000000000000000000003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003" calcext:value-type="float">
            <text:p>3003</text:p>
          </table:table-cell>
          <table:table-cell office:value-type="float" office:value="17207.67" calcext:value-type="float">
            <text:p>17,207.67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8])" office:value-type="string" office:string-value="0000000000000000000003500" calcext:value-type="string">
            <text:p>00000000000000000000035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500" calcext:value-type="float">
            <text:p>3500</text:p>
          </table:table-cell>
          <table:table-cell office:value-type="float" office:value="36311.51" calcext:value-type="float">
            <text:p>36,311.51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9])" office:value-type="string" office:string-value="0000000000000000000004509" calcext:value-type="string">
            <text:p>0000000000000000000004509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4509" calcext:value-type="float">
            <text:p>4509</text:p>
          </table:table-cell>
          <table:table-cell office:value-type="float" office:value="15582.3" calcext:value-type="float">
            <text:p>15,582.30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10])" office:value-type="string" office:string-value="0000000000000000000003800" calcext:value-type="string">
            <text:p>00000000000000000000038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800" calcext:value-type="float">
            <text:p>3800</text:p>
          </table:table-cell>
          <table:table-cell office:value-type="float" office:value="3576.55" calcext:value-type="float">
            <text:p>3,576.55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])" office:value-type="string" office:string-value="0000000000000000000001100" calcext:value-type="string">
            <text:p>0000000000000000000001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1100" calcext:value-type="float">
            <text:p>1100</text:p>
          </table:table-cell>
          <table:table-cell office:value-type="float" office:value="26672.3" calcext:value-type="float">
            <text:p>26,672.30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12])" office:value-type="string" office:string-value="0000000000000000000002802" calcext:value-type="string">
            <text:p>0000000000000000000002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802" calcext:value-type="float">
            <text:p>2802</text:p>
          </table:table-cell>
          <table:table-cell office:value-type="float" office:value="10907.5" calcext:value-type="float">
            <text:p>10,907.50</text:p>
          </table:table-cell>
          <table:table-cell office:value-type="float" office:value="10" calcext:value-type="float">
            <text:p>1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3])" office:value-type="string" office:string-value="0000000000000000000002501" calcext:value-type="string">
            <text:p>00000000000000000000025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501" calcext:value-type="float">
            <text:p>2501</text:p>
          </table:table-cell>
          <table:table-cell office:value-type="float" office:value="14771.63" calcext:value-type="float">
            <text:p>14,771.63</text:p>
          </table:table-cell>
          <table:table-cell office:value-type="float" office:value="11" calcext:value-type="float">
            <text:p>1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4])" office:value-type="string" office:string-value="0000000000000000000003203" calcext:value-type="string">
            <text:p>0000000000000000000003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203" calcext:value-type="float">
            <text:p>3203</text:p>
          </table:table-cell>
          <table:table-cell office:value-type="float" office:value="51771.93" calcext:value-type="float">
            <text:p>51,771.93</text:p>
          </table:table-cell>
          <table:table-cell office:value-type="float" office:value="12" calcext:value-type="float">
            <text:p>1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15])" office:value-type="string" office:string-value="0000000000000000000004501" calcext:value-type="string">
            <text:p>00000000000000000000045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4501" calcext:value-type="float">
            <text:p>4501</text:p>
          </table:table-cell>
          <table:table-cell office:value-type="float" office:value="69634.78" calcext:value-type="float">
            <text:p>69,634.78</text:p>
          </table:table-cell>
          <table:table-cell office:value-type="float" office:value="13" calcext:value-type="float">
            <text:p>1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6])" office:value-type="string" office:string-value="0000000000000000000002902" calcext:value-type="string">
            <text:p>0000000000000000000002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902" calcext:value-type="float">
            <text:p>2902</text:p>
          </table:table-cell>
          <table:table-cell office:value-type="float" office:value="28765.75" calcext:value-type="float">
            <text:p>28,765.75</text:p>
          </table:table-cell>
          <table:table-cell office:value-type="float" office:value="14" calcext:value-type="float">
            <text:p>1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formula="of:=CONCATENATE(&quot;000000000000000000000&quot;;[.S17])" office:value-type="string" office:string-value="0000000000000000000002701" calcext:value-type="string">
            <text:p>0000000000000000000002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701" calcext:value-type="float">
            <text:p>2701</text:p>
          </table:table-cell>
          <table:table-cell office:value-type="float" office:value="14973.7" calcext:value-type="float">
            <text:p>14,973.70</text:p>
          </table:table-cell>
          <table:table-cell office:value-type="float" office:value="15" calcext:value-type="float">
            <text:p>1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18])" office:value-type="string" office:string-value="0000000000000000000002808" calcext:value-type="string">
            <text:p>00000000000000000000028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808" calcext:value-type="float">
            <text:p>2808</text:p>
          </table:table-cell>
          <table:table-cell office:value-type="float" office:value="4522.74" calcext:value-type="float">
            <text:p>4,522.74</text:p>
          </table:table-cell>
          <table:table-cell office:value-type="float" office:value="16" calcext:value-type="float">
            <text:p>1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9])" office:value-type="string" office:string-value="0000000000000000000002102" calcext:value-type="string">
            <text:p>0000000000000000000002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102" calcext:value-type="float">
            <text:p>2102</text:p>
          </table:table-cell>
          <table:table-cell office:value-type="float" office:value="8865.7" calcext:value-type="float">
            <text:p>8,865.70</text:p>
          </table:table-cell>
          <table:table-cell office:value-type="float" office:value="17" calcext:value-type="float">
            <text:p>1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20])" office:value-type="string" office:string-value="0000000000000000000004503" calcext:value-type="string">
            <text:p>0000000000000000000004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4503" calcext:value-type="float">
            <text:p>4503</text:p>
          </table:table-cell>
          <table:table-cell office:value-type="float" office:value="87562.78" calcext:value-type="float">
            <text:p>87,562.78</text:p>
          </table:table-cell>
          <table:table-cell office:value-type="float" office:value="18" calcext:value-type="float">
            <text:p>1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21])" office:value-type="string" office:string-value="0000000000000000000001200" calcext:value-type="string">
            <text:p>0000000000000000000001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1200" calcext:value-type="float">
            <text:p>1200</text:p>
          </table:table-cell>
          <table:table-cell office:value-type="float" office:value="15732.65" calcext:value-type="float">
            <text:p>15,732.65</text:p>
          </table:table-cell>
          <table:table-cell office:value-type="float" office:value="19" calcext:value-type="float">
            <text:p>1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22])" office:value-type="string" office:string-value="0000000000000000000003304" calcext:value-type="string">
            <text:p>0000000000000000000003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304" calcext:value-type="float">
            <text:p>3304</text:p>
          </table:table-cell>
          <table:table-cell office:value-type="float" office:value="30926.56" calcext:value-type="float">
            <text:p>30,926.56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23])" office:value-type="string" office:string-value="0000000000000000000002502" calcext:value-type="string">
            <text:p>0000000000000000000002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502" calcext:value-type="float">
            <text:p>2502</text:p>
          </table:table-cell>
          <table:table-cell office:value-type="float" office:value="9065.61" calcext:value-type="float">
            <text:p>9,065.61</text:p>
          </table:table-cell>
          <table:table-cell office:value-type="float" office:value="21" calcext:value-type="float">
            <text:p>2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24])" office:value-type="string" office:string-value="0000000000000000000002600" calcext:value-type="string">
            <text:p>00000000000000000000026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600" calcext:value-type="float">
            <text:p>2600</text:p>
          </table:table-cell>
          <table:table-cell office:value-type="float" office:value="18187.55" calcext:value-type="float">
            <text:p>18,187.55</text:p>
          </table:table-cell>
          <table:table-cell office:value-type="float" office:value="22" calcext:value-type="float">
            <text:p>2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25])" office:value-type="string" office:string-value="0000000000000000000004502" calcext:value-type="string">
            <text:p>0000000000000000000004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4502" calcext:value-type="float">
            <text:p>4502</text:p>
          </table:table-cell>
          <table:table-cell office:value-type="float" office:value="20712.65" calcext:value-type="float">
            <text:p>20,712.65</text:p>
          </table:table-cell>
          <table:table-cell office:value-type="float" office:value="23" calcext:value-type="float">
            <text:p>2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26])" office:value-type="string" office:string-value="0000000000000000000003400" calcext:value-type="string">
            <text:p>0000000000000000000003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400" calcext:value-type="float">
            <text:p>3400</text:p>
          </table:table-cell>
          <table:table-cell office:value-type="float" office:value="28930.3" calcext:value-type="float">
            <text:p>28,930.30</text:p>
          </table:table-cell>
          <table:table-cell office:value-type="float" office:value="24" calcext:value-type="float">
            <text:p>2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27])" office:value-type="string" office:string-value="0000000000000000000004200" calcext:value-type="string">
            <text:p>0000000000000000000004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4200" calcext:value-type="float">
            <text:p>4200</text:p>
          </table:table-cell>
          <table:table-cell office:value-type="float" office:value="2860.6" calcext:value-type="float">
            <text:p>2,860.60</text:p>
          </table:table-cell>
          <table:table-cell office:value-type="float" office:value="25" calcext:value-type="float">
            <text:p>2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28])" office:value-type="string" office:string-value="0000000000000000000002503" calcext:value-type="string">
            <text:p>0000000000000000000002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503" calcext:value-type="float">
            <text:p>2503</text:p>
          </table:table-cell>
          <table:table-cell office:value-type="float" office:value="45013.79" calcext:value-type="float">
            <text:p>45,013.79</text:p>
          </table:table-cell>
          <table:table-cell office:value-type="float" office:value="26" calcext:value-type="float">
            <text:p>2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29])" office:value-type="string" office:string-value="0000000000000000000004201" calcext:value-type="string">
            <text:p>0000000000000000000004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4201" calcext:value-type="float">
            <text:p>4201</text:p>
          </table:table-cell>
          <table:table-cell office:value-type="float" office:value="35028.5" calcext:value-type="float">
            <text:p>35,028.50</text:p>
          </table:table-cell>
          <table:table-cell office:value-type="float" office:value="27" calcext:value-type="float">
            <text:p>2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formula="of:=CONCATENATE(&quot;000000000000000000000&quot;;[.S30])" office:value-type="string" office:string-value="0000000000000000000004602" calcext:value-type="string">
            <text:p>0000000000000000000004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4602" calcext:value-type="float">
            <text:p>4602</text:p>
          </table:table-cell>
          <table:table-cell office:value-type="float" office:value="5675.85" calcext:value-type="float">
            <text:p>5,675.85</text:p>
          </table:table-cell>
          <table:table-cell office:value-type="float" office:value="28" calcext:value-type="float">
            <text:p>2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31])" office:value-type="string" office:string-value="0000000000000000000002806" calcext:value-type="string">
            <text:p>00000000000000000000028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806" calcext:value-type="float">
            <text:p>2806</text:p>
          </table:table-cell>
          <table:table-cell office:value-type="float" office:value="9752.19" calcext:value-type="float">
            <text:p>9,752.19</text:p>
          </table:table-cell>
          <table:table-cell office:value-type="float" office:value="29" calcext:value-type="float">
            <text:p>2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2])" office:value-type="string" office:string-value="0000000000000000000003104" calcext:value-type="string">
            <text:p>00000000000000000000031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104" calcext:value-type="float">
            <text:p>3104</text:p>
          </table:table-cell>
          <table:table-cell office:value-type="float" office:value="98823.33" calcext:value-type="float">
            <text:p>98,823.33</text:p>
          </table:table-cell>
          <table:table-cell office:value-type="float" office:value="30" calcext:value-type="float">
            <text:p>3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3])" office:value-type="string" office:string-value="0000000000000000000002005" calcext:value-type="string">
            <text:p>00000000000000000000020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005" calcext:value-type="float">
            <text:p>2005</text:p>
          </table:table-cell>
          <table:table-cell office:value-type="float" office:value="53684.83" calcext:value-type="float">
            <text:p>53,684.83</text:p>
          </table:table-cell>
          <table:table-cell office:value-type="float" office:value="31" calcext:value-type="float">
            <text:p>3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4])" office:value-type="string" office:string-value="0000000000000000000003001" calcext:value-type="string">
            <text:p>0000000000000000000003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001" calcext:value-type="float">
            <text:p>3001</text:p>
          </table:table-cell>
          <table:table-cell office:value-type="float" office:value="26887.74" calcext:value-type="float">
            <text:p>26,887.74</text:p>
          </table:table-cell>
          <table:table-cell office:value-type="float" office:value="32" calcext:value-type="float">
            <text:p>3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5])" office:value-type="string" office:string-value="0000000000000000000003103" calcext:value-type="string">
            <text:p>0000000000000000000003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103" calcext:value-type="float">
            <text:p>3103</text:p>
          </table:table-cell>
          <table:table-cell office:value-type="float" office:value="23207.7" calcext:value-type="float">
            <text:p>23,207.70</text:p>
          </table:table-cell>
          <table:table-cell office:value-type="float" office:value="33" calcext:value-type="float">
            <text:p>3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6])" office:value-type="string" office:string-value="0000000000000000000002104" calcext:value-type="string">
            <text:p>00000000000000000000021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104" calcext:value-type="float">
            <text:p>2104</text:p>
          </table:table-cell>
          <table:table-cell office:value-type="float" office:value="1585" calcext:value-type="float">
            <text:p>1,585.00</text:p>
          </table:table-cell>
          <table:table-cell office:value-type="float" office:value="34" calcext:value-type="float">
            <text:p>3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37])" office:value-type="string" office:string-value="0000000000000000000004505" calcext:value-type="string">
            <text:p>00000000000000000000045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4505" calcext:value-type="float">
            <text:p>4505</text:p>
          </table:table-cell>
          <table:table-cell office:value-type="float" office:value="47029.24" calcext:value-type="float">
            <text:p>47,029.24</text:p>
          </table:table-cell>
          <table:table-cell office:value-type="float" office:value="35" calcext:value-type="float">
            <text:p>3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38])" office:value-type="string" office:string-value="0000000000000000000003600" calcext:value-type="string">
            <text:p>00000000000000000000036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600" calcext:value-type="float">
            <text:p>3600</text:p>
          </table:table-cell>
          <table:table-cell office:value-type="float" office:value="2827.05" calcext:value-type="float">
            <text:p>2,827.05</text:p>
          </table:table-cell>
          <table:table-cell office:value-type="float" office:value="36" calcext:value-type="float">
            <text:p>3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39])" office:value-type="string" office:string-value="0000000000000000000003902" calcext:value-type="string">
            <text:p>0000000000000000000003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902" calcext:value-type="float">
            <text:p>3902</text:p>
          </table:table-cell>
          <table:table-cell office:value-type="float" office:value="12003.23" calcext:value-type="float">
            <text:p>12,003.23</text:p>
          </table:table-cell>
          <table:table-cell office:value-type="float" office:value="37" calcext:value-type="float">
            <text:p>3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table:formula="of:=CONCATENATE(&quot;000000000000000000000&quot;;[.S40])" office:value-type="string" office:string-value="0000000000000000000003701" calcext:value-type="string">
            <text:p>0000000000000000000003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701" calcext:value-type="float">
            <text:p>3701</text:p>
          </table:table-cell>
          <table:table-cell office:value-type="float" office:value="27708.95" calcext:value-type="float">
            <text:p>27,708.95</text:p>
          </table:table-cell>
          <table:table-cell office:value-type="float" office:value="38" calcext:value-type="float">
            <text:p>3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1])" office:value-type="string" office:string-value="0000000000000000000003200" calcext:value-type="string">
            <text:p>0000000000000000000003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200" calcext:value-type="float">
            <text:p>3200</text:p>
          </table:table-cell>
          <table:table-cell office:value-type="float" office:value="28118.92" calcext:value-type="float">
            <text:p>28,118.92</text:p>
          </table:table-cell>
          <table:table-cell office:value-type="float" office:value="39" calcext:value-type="float">
            <text:p>3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2])" office:value-type="string" office:string-value="0000000000000000000001301" calcext:value-type="string">
            <text:p>00000000000000000000013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1301" calcext:value-type="float">
            <text:p>1301</text:p>
          </table:table-cell>
          <table:table-cell office:value-type="float" office:value="22137.15" calcext:value-type="float">
            <text:p>22,137.15</text:p>
          </table:table-cell>
          <table:table-cell office:value-type="float" office:value="40" calcext:value-type="float">
            <text:p>4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43])" office:value-type="string" office:string-value="0000000000000000000004202" calcext:value-type="string">
            <text:p>0000000000000000000004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4202" calcext:value-type="float">
            <text:p>4202</text:p>
          </table:table-cell>
          <table:table-cell office:value-type="float" office:value="53313.05" calcext:value-type="float">
            <text:p>53,313.05</text:p>
          </table:table-cell>
          <table:table-cell office:value-type="float" office:value="41" calcext:value-type="float">
            <text:p>4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44])" office:value-type="string" office:string-value="0000000000000000000004506" calcext:value-type="string">
            <text:p>00000000000000000000045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4506" calcext:value-type="float">
            <text:p>4506</text:p>
          </table:table-cell>
          <table:table-cell office:value-type="float" office:value="15332.7" calcext:value-type="float">
            <text:p>15,332.70</text:p>
          </table:table-cell>
          <table:table-cell office:value-type="float" office:value="42" calcext:value-type="float">
            <text:p>4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5])" office:value-type="string" office:string-value="0000000000000000000002103" calcext:value-type="string">
            <text:p>0000000000000000000002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103" calcext:value-type="float">
            <text:p>2103</text:p>
          </table:table-cell>
          <table:table-cell office:value-type="float" office:value="12571.2" calcext:value-type="float">
            <text:p>12,571.20</text:p>
          </table:table-cell>
          <table:table-cell office:value-type="float" office:value="43" calcext:value-type="float">
            <text:p>4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46])" office:value-type="string" office:string-value="0000000000000000000004001" calcext:value-type="string">
            <text:p>0000000000000000000004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4001" calcext:value-type="float">
            <text:p>4001</text:p>
          </table:table-cell>
          <table:table-cell office:value-type="float" office:value="5862.1" calcext:value-type="float">
            <text:p>5,862.10</text:p>
          </table:table-cell>
          <table:table-cell office:value-type="float" office:value="44" calcext:value-type="float">
            <text:p>4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7])" office:value-type="string" office:string-value="0000000000000000000003201" calcext:value-type="string">
            <text:p>0000000000000000000003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201" calcext:value-type="float">
            <text:p>3201</text:p>
          </table:table-cell>
          <table:table-cell office:value-type="float" office:value="161523.01" calcext:value-type="float">
            <text:p>161,523.01</text:p>
          </table:table-cell>
          <table:table-cell office:value-type="float" office:value="45" calcext:value-type="float">
            <text:p>4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8])" office:value-type="string" office:string-value="0000000000000000000001300" calcext:value-type="string">
            <text:p>0000000000000000000001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1300" calcext:value-type="float">
            <text:p>1300</text:p>
          </table:table-cell>
          <table:table-cell office:value-type="float" office:value="1215.35" calcext:value-type="float">
            <text:p>1,215.35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9])" office:value-type="string" office:string-value="0000000000000000000002905" calcext:value-type="string">
            <text:p>00000000000000000000029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905" calcext:value-type="float">
            <text:p>2905</text:p>
          </table:table-cell>
          <table:table-cell office:value-type="float" office:value="5748.8" calcext:value-type="float">
            <text:p>5,748.80</text:p>
          </table:table-cell>
          <table:table-cell office:value-type="float" office:value="47" calcext:value-type="float">
            <text:p>4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0])" office:value-type="string" office:string-value="0000000000000000000002200" calcext:value-type="string">
            <text:p>0000000000000000000002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200" calcext:value-type="float">
            <text:p>2200</text:p>
          </table:table-cell>
          <table:table-cell office:value-type="float" office:value="9927.75" calcext:value-type="float">
            <text:p>9,927.75</text:p>
          </table:table-cell>
          <table:table-cell office:value-type="float" office:value="48" calcext:value-type="float">
            <text:p>4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51])" office:value-type="string" office:string-value="0000000000000000000004500" calcext:value-type="string">
            <text:p>00000000000000000000045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4500" calcext:value-type="float">
            <text:p>4500</text:p>
          </table:table-cell>
          <table:table-cell office:value-type="float" office:value="17438.99" calcext:value-type="float">
            <text:p>17,438.99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2])" office:value-type="string" office:string-value="0000000000000000000002106" calcext:value-type="string">
            <text:p>00000000000000000000021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106" calcext:value-type="float">
            <text:p>2106</text:p>
          </table:table-cell>
          <table:table-cell office:value-type="float" office:value="2621.75" calcext:value-type="float">
            <text:p>2,621.75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53])" office:value-type="string" office:string-value="0000000000000000000004800" calcext:value-type="string">
            <text:p>00000000000000000000048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4800" calcext:value-type="float">
            <text:p>4800</text:p>
          </table:table-cell>
          <table:table-cell office:value-type="float" office:value="3961.95" calcext:value-type="float">
            <text:p>3,961.95</text:p>
          </table:table-cell>
          <table:table-cell office:value-type="float" office:value="51" calcext:value-type="float">
            <text:p>5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54])" office:value-type="string" office:string-value="0000000000000000000003601" calcext:value-type="string">
            <text:p>0000000000000000000003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601" calcext:value-type="float">
            <text:p>3601</text:p>
          </table:table-cell>
          <table:table-cell office:value-type="float" office:value="6737.4" calcext:value-type="float">
            <text:p>6,737.40</text:p>
          </table:table-cell>
          <table:table-cell office:value-type="float" office:value="52" calcext:value-type="float">
            <text:p>5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5])" office:value-type="string" office:string-value="0000000000000000000003305" calcext:value-type="string">
            <text:p>00000000000000000000033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305" calcext:value-type="float">
            <text:p>3305</text:p>
          </table:table-cell>
          <table:table-cell office:value-type="float" office:value="15218.33" calcext:value-type="float">
            <text:p>15,218.33</text:p>
          </table:table-cell>
          <table:table-cell office:value-type="float" office:value="53" calcext:value-type="float">
            <text:p>5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6])" office:value-type="string" office:string-value="0000000000000000000002304" calcext:value-type="string">
            <text:p>0000000000000000000002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304" calcext:value-type="float">
            <text:p>2304</text:p>
          </table:table-cell>
          <table:table-cell office:value-type="float" office:value="24391.11" calcext:value-type="float">
            <text:p>24,391.11</text:p>
          </table:table-cell>
          <table:table-cell office:value-type="float" office:value="54" calcext:value-type="float">
            <text:p>5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7])" office:value-type="string" office:string-value="0000000000000000000002602" calcext:value-type="string">
            <text:p>0000000000000000000002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602" calcext:value-type="float">
            <text:p>2602</text:p>
          </table:table-cell>
          <table:table-cell office:value-type="float" office:value="7500.85" calcext:value-type="float">
            <text:p>7,500.85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8])" office:value-type="string" office:string-value="0000000000000000000002901" calcext:value-type="string">
            <text:p>0000000000000000000002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901" calcext:value-type="float">
            <text:p>2901</text:p>
          </table:table-cell>
          <table:table-cell office:value-type="float" office:value="25703.75" calcext:value-type="float">
            <text:p>25,703.75</text:p>
          </table:table-cell>
          <table:table-cell office:value-type="float" office:value="56" calcext:value-type="float">
            <text:p>5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59])" office:value-type="string" office:string-value="0000000000000000000003802" calcext:value-type="string">
            <text:p>0000000000000000000003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802" calcext:value-type="float">
            <text:p>3802</text:p>
          </table:table-cell>
          <table:table-cell office:value-type="float" office:value="21213.26" calcext:value-type="float">
            <text:p>21,213.26</text:p>
          </table:table-cell>
          <table:table-cell office:value-type="float" office:value="57" calcext:value-type="float">
            <text:p>5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0])" office:value-type="string" office:string-value="0000000000000000000002300" calcext:value-type="string">
            <text:p>0000000000000000000002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300" calcext:value-type="float">
            <text:p>2300</text:p>
          </table:table-cell>
          <table:table-cell office:value-type="float" office:value="7475.1" calcext:value-type="float">
            <text:p>7,475.10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61])" office:value-type="string" office:string-value="0000000000000000000002800" calcext:value-type="string">
            <text:p>00000000000000000000028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800" calcext:value-type="float">
            <text:p>2800</text:p>
          </table:table-cell>
          <table:table-cell office:value-type="float" office:value="3043.2" calcext:value-type="float">
            <text:p>3,043.20</text:p>
          </table:table-cell>
          <table:table-cell office:value-type="float" office:value="59" calcext:value-type="float">
            <text:p>5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2])" office:value-type="string" office:string-value="0000000000000000000003101" calcext:value-type="string">
            <text:p>0000000000000000000003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101" calcext:value-type="float">
            <text:p>3101</text:p>
          </table:table-cell>
          <table:table-cell office:value-type="float" office:value="11825.95" calcext:value-type="float">
            <text:p>11,825.95</text:p>
          </table:table-cell>
          <table:table-cell office:value-type="float" office:value="60" calcext:value-type="float">
            <text:p>6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63])" office:value-type="string" office:string-value="0000000000000000000004203" calcext:value-type="string">
            <text:p>0000000000000000000004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4203" calcext:value-type="float">
            <text:p>4203</text:p>
          </table:table-cell>
          <table:table-cell office:value-type="float" office:value="109896.3" calcext:value-type="float">
            <text:p>109,896.30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4])" office:value-type="string" office:string-value="0000000000000000000003301" calcext:value-type="string">
            <text:p>00000000000000000000033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301" calcext:value-type="float">
            <text:p>3301</text:p>
          </table:table-cell>
          <table:table-cell office:value-type="float" office:value="9465.85" calcext:value-type="float">
            <text:p>9,465.85</text:p>
          </table:table-cell>
          <table:table-cell office:value-type="float" office:value="62" calcext:value-type="float">
            <text:p>6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65])" office:value-type="string" office:string-value="0000000000000000000004102" calcext:value-type="string">
            <text:p>0000000000000000000004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4102" calcext:value-type="float">
            <text:p>4102</text:p>
          </table:table-cell>
          <table:table-cell office:value-type="float" office:value="10395.9" calcext:value-type="float">
            <text:p>10,395.90</text:p>
          </table:table-cell>
          <table:table-cell office:value-type="float" office:value="63" calcext:value-type="float">
            <text:p>6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6])" office:value-type="string" office:string-value="0000000000000000000003100" calcext:value-type="string">
            <text:p>0000000000000000000003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100" calcext:value-type="float">
            <text:p>3100</text:p>
          </table:table-cell>
          <table:table-cell office:value-type="float" office:value="12933.2" calcext:value-type="float">
            <text:p>12,933.20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7])" office:value-type="string" office:string-value="0000000000000000000002402" calcext:value-type="string">
            <text:p>00000000000000000000024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402" calcext:value-type="float">
            <text:p>2402</text:p>
          </table:table-cell>
          <table:table-cell office:value-type="float" office:value="61144.84" calcext:value-type="float">
            <text:p>61,144.84</text:p>
          </table:table-cell>
          <table:table-cell office:value-type="float" office:value="65" calcext:value-type="float">
            <text:p>6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68])" office:value-type="string" office:string-value="0000000000000000000003602" calcext:value-type="string">
            <text:p>0000000000000000000003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602" calcext:value-type="float">
            <text:p>3602</text:p>
          </table:table-cell>
          <table:table-cell office:value-type="float" office:value="5454" calcext:value-type="float">
            <text:p>5,454.00</text:p>
          </table:table-cell>
          <table:table-cell office:value-type="float" office:value="66" calcext:value-type="float">
            <text:p>6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69])" office:value-type="string" office:string-value="0000000000000000000003903" calcext:value-type="string">
            <text:p>0000000000000000000003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903" calcext:value-type="float">
            <text:p>3903</text:p>
          </table:table-cell>
          <table:table-cell office:value-type="float" office:value="5209.15" calcext:value-type="float">
            <text:p>5,209.15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70])" office:value-type="string" office:string-value="0000000000000000000004504" calcext:value-type="string">
            <text:p>00000000000000000000045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4504" calcext:value-type="float">
            <text:p>4504</text:p>
          </table:table-cell>
          <table:table-cell office:value-type="float" office:value="14057.1" calcext:value-type="float">
            <text:p>14,057.10</text:p>
          </table:table-cell>
          <table:table-cell office:value-type="float" office:value="68" calcext:value-type="float">
            <text:p>6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1])" office:value-type="string" office:string-value="0000000000000000000002002" calcext:value-type="string">
            <text:p>0000000000000000000002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002" calcext:value-type="float">
            <text:p>2002</text:p>
          </table:table-cell>
          <table:table-cell office:value-type="float" office:value="129396.75" calcext:value-type="float">
            <text:p>129,396.75</text:p>
          </table:table-cell>
          <table:table-cell office:value-type="float" office:value="69" calcext:value-type="float">
            <text:p>6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2])" office:value-type="string" office:string-value="0000000000000000000002500" calcext:value-type="string">
            <text:p>00000000000000000000025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500" calcext:value-type="float">
            <text:p>2500</text:p>
          </table:table-cell>
          <table:table-cell office:value-type="float" office:value="6233.25" calcext:value-type="float">
            <text:p>6,233.25</text:p>
          </table:table-cell>
          <table:table-cell office:value-type="float" office:value="70" calcext:value-type="float">
            <text:p>7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3])" office:value-type="string" office:string-value="0000000000000000000002105" calcext:value-type="string">
            <text:p>00000000000000000000021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105" calcext:value-type="float">
            <text:p>2105</text:p>
          </table:table-cell>
          <table:table-cell office:value-type="float" office:value="5095.4" calcext:value-type="float">
            <text:p>5,095.40</text:p>
          </table:table-cell>
          <table:table-cell office:value-type="float" office:value="71" calcext:value-type="float">
            <text:p>7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74])" office:value-type="string" office:string-value="0000000000000000000004103" calcext:value-type="string">
            <text:p>0000000000000000000004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4103" calcext:value-type="float">
            <text:p>4103</text:p>
          </table:table-cell>
          <table:table-cell office:value-type="float" office:value="9818.25" calcext:value-type="float">
            <text:p>9,818.25</text:p>
          </table:table-cell>
          <table:table-cell office:value-type="float" office:value="72" calcext:value-type="float">
            <text:p>7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75])" office:value-type="string" office:string-value="0000000000000000000004002" calcext:value-type="string">
            <text:p>0000000000000000000004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4002" calcext:value-type="float">
            <text:p>4002</text:p>
          </table:table-cell>
          <table:table-cell office:value-type="float" office:value="31434.71" calcext:value-type="float">
            <text:p>31,434.71</text:p>
          </table:table-cell>
          <table:table-cell office:value-type="float" office:value="73" calcext:value-type="float">
            <text:p>7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76])" office:value-type="string" office:string-value="0000000000000000000002805" calcext:value-type="string">
            <text:p>00000000000000000000028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805" calcext:value-type="float">
            <text:p>2805</text:p>
          </table:table-cell>
          <table:table-cell office:value-type="float" office:value="5405.1" calcext:value-type="float">
            <text:p>5,405.10</text:p>
          </table:table-cell>
          <table:table-cell office:value-type="float" office:value="74" calcext:value-type="float">
            <text:p>7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formula="of:=CONCATENATE(&quot;000000000000000000000&quot;;[.S77])" office:value-type="string" office:string-value="0000000000000000000004601" calcext:value-type="string">
            <text:p>0000000000000000000004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4601" calcext:value-type="float">
            <text:p>4601</text:p>
          </table:table-cell>
          <table:table-cell office:value-type="float" office:value="26773.45" calcext:value-type="float">
            <text:p>26,773.45</text:p>
          </table:table-cell>
          <table:table-cell office:value-type="float" office:value="75" calcext:value-type="float">
            <text:p>7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8])" office:value-type="string" office:string-value="0000000000000000000002400" calcext:value-type="string">
            <text:p>0000000000000000000002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400" calcext:value-type="float">
            <text:p>2400</text:p>
          </table:table-cell>
          <table:table-cell office:value-type="float" office:value="55964.77" calcext:value-type="float">
            <text:p>55,964.77</text:p>
          </table:table-cell>
          <table:table-cell office:value-type="float" office:value="76" calcext:value-type="float">
            <text:p>7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9])" office:value-type="string" office:string-value="0000000000000000000003300" calcext:value-type="string">
            <text:p>0000000000000000000003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300" calcext:value-type="float">
            <text:p>3300</text:p>
          </table:table-cell>
          <table:table-cell office:value-type="float" office:value="17439.71" calcext:value-type="float">
            <text:p>17,439.71</text:p>
          </table:table-cell>
          <table:table-cell office:value-type="float" office:value="77" calcext:value-type="float">
            <text:p>7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0])" office:value-type="string" office:string-value="0000000000000000000002405" calcext:value-type="string">
            <text:p>00000000000000000000024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405" calcext:value-type="float">
            <text:p>2405</text:p>
          </table:table-cell>
          <table:table-cell office:value-type="float" office:value="6779.2" calcext:value-type="float">
            <text:p>6,779.20</text:p>
          </table:table-cell>
          <table:table-cell office:value-type="float" office:value="78" calcext:value-type="float">
            <text:p>7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1])" office:value-type="string" office:string-value="0000000000000000000002904" calcext:value-type="string">
            <text:p>00000000000000000000029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904" calcext:value-type="float">
            <text:p>2904</text:p>
          </table:table-cell>
          <table:table-cell office:value-type="float" office:value="10504.8" calcext:value-type="float">
            <text:p>10,504.80</text:p>
          </table:table-cell>
          <table:table-cell office:value-type="float" office:value="79" calcext:value-type="float">
            <text:p>7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82])" office:value-type="string" office:string-value="0000000000000000000002801" calcext:value-type="string">
            <text:p>0000000000000000000002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801" calcext:value-type="float">
            <text:p>2801</text:p>
          </table:table-cell>
          <table:table-cell office:value-type="float" office:value="24668.4" calcext:value-type="float">
            <text:p>24,668.40</text:p>
          </table:table-cell>
          <table:table-cell office:value-type="float" office:value="80" calcext:value-type="float">
            <text:p>8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formula="of:=CONCATENATE(&quot;000000000000000000000&quot;;[.S83])" office:value-type="string" office:string-value="0000000000000000000004603" calcext:value-type="string">
            <text:p>00000000000000000000046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4603" calcext:value-type="float">
            <text:p>4603</text:p>
          </table:table-cell>
          <table:table-cell office:value-type="float" office:value="14848.63" calcext:value-type="float">
            <text:p>14,848.63</text:p>
          </table:table-cell>
          <table:table-cell office:value-type="float" office:value="81" calcext:value-type="float">
            <text:p>8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84])" office:value-type="string" office:string-value="0000000000000000000004400" calcext:value-type="string">
            <text:p>0000000000000000000004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4400" calcext:value-type="float">
            <text:p>4400</text:p>
          </table:table-cell>
          <table:table-cell office:value-type="float" office:value="16479.39" calcext:value-type="float">
            <text:p>16,479.39</text:p>
          </table:table-cell>
          <table:table-cell office:value-type="float" office:value="82" calcext:value-type="float">
            <text:p>8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5])" office:value-type="string" office:string-value="0000000000000000000002306" calcext:value-type="string">
            <text:p>00000000000000000000023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306" calcext:value-type="float">
            <text:p>2306</text:p>
          </table:table-cell>
          <table:table-cell office:value-type="float" office:value="10435.3" calcext:value-type="float">
            <text:p>10,435.30</text:p>
          </table:table-cell>
          <table:table-cell office:value-type="float" office:value="83" calcext:value-type="float">
            <text:p>8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6])" office:value-type="string" office:string-value="0000000000000000000001101" calcext:value-type="string">
            <text:p>0000000000000000000001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1101" calcext:value-type="float">
            <text:p>1101</text:p>
          </table:table-cell>
          <table:table-cell office:value-type="float" office:value="59986.14" calcext:value-type="float">
            <text:p>59,986.14</text:p>
          </table:table-cell>
          <table:table-cell office:value-type="float" office:value="84" calcext:value-type="float">
            <text:p>8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7])" office:value-type="string" office:string-value="0000000000000000000003102" calcext:value-type="string">
            <text:p>0000000000000000000003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102" calcext:value-type="float">
            <text:p>3102</text:p>
          </table:table-cell>
          <table:table-cell office:value-type="float" office:value="19991.56" calcext:value-type="float">
            <text:p>19,991.56</text:p>
          </table:table-cell>
          <table:table-cell office:value-type="float" office:value="85" calcext:value-type="float">
            <text:p>8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8])" office:value-type="string" office:string-value="0000000000000000000002004" calcext:value-type="string">
            <text:p>00000000000000000000020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004" calcext:value-type="float">
            <text:p>2004</text:p>
          </table:table-cell>
          <table:table-cell office:value-type="float" office:value="8246.35" calcext:value-type="float">
            <text:p>8,246.35</text:p>
          </table:table-cell>
          <table:table-cell office:value-type="float" office:value="86" calcext:value-type="float">
            <text:p>8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89])" office:value-type="string" office:string-value="0000000000000000000004100" calcext:value-type="string">
            <text:p>0000000000000000000004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4100" calcext:value-type="float">
            <text:p>4100</text:p>
          </table:table-cell>
          <table:table-cell office:value-type="float" office:value="3284.45" calcext:value-type="float">
            <text:p>3,284.45</text:p>
          </table:table-cell>
          <table:table-cell office:value-type="float" office:value="87" calcext:value-type="float">
            <text:p>8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90])" office:value-type="string" office:string-value="0000000000000000000002101" calcext:value-type="string">
            <text:p>0000000000000000000002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101" calcext:value-type="float">
            <text:p>2101</text:p>
          </table:table-cell>
          <table:table-cell office:value-type="float" office:value="14676.45" calcext:value-type="float">
            <text:p>14,676.45</text:p>
          </table:table-cell>
          <table:table-cell office:value-type="float" office:value="88" calcext:value-type="float">
            <text:p>8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91])" office:value-type="string" office:string-value="0000000000000000000004507" calcext:value-type="string">
            <text:p>00000000000000000000045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4507" calcext:value-type="float">
            <text:p>4507</text:p>
          </table:table-cell>
          <table:table-cell office:value-type="float" office:value="18610.75" calcext:value-type="float">
            <text:p>18,610.75</text:p>
          </table:table-cell>
          <table:table-cell office:value-type="float" office:value="89" calcext:value-type="float">
            <text:p>8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92])" office:value-type="string" office:string-value="0000000000000000000002906" calcext:value-type="string">
            <text:p>00000000000000000000029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906" calcext:value-type="float">
            <text:p>2906</text:p>
          </table:table-cell>
          <table:table-cell office:value-type="float" office:value="16705.59" calcext:value-type="float">
            <text:p>16,705.59</text:p>
          </table:table-cell>
          <table:table-cell office:value-type="float" office:value="90" calcext:value-type="float">
            <text:p>9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table:formula="of:=CONCATENATE(&quot;000000000000000000000&quot;;[.S93])" office:value-type="string" office:string-value="0000000000000000000003702" calcext:value-type="string">
            <text:p>00000000000000000000037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702" calcext:value-type="float">
            <text:p>3702</text:p>
          </table:table-cell>
          <table:table-cell office:value-type="float" office:value="30653.39" calcext:value-type="float">
            <text:p>30,653.39</text:p>
          </table:table-cell>
          <table:table-cell office:value-type="float" office:value="91" calcext:value-type="float">
            <text:p>9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94])" office:value-type="string" office:string-value="0000000000000000000003801" calcext:value-type="string">
            <text:p>0000000000000000000003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801" calcext:value-type="float">
            <text:p>3801</text:p>
          </table:table-cell>
          <table:table-cell office:value-type="float" office:value="15551.8" calcext:value-type="float">
            <text:p>15,551.80</text:p>
          </table:table-cell>
          <table:table-cell office:value-type="float" office:value="92" calcext:value-type="float">
            <text:p>9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formula="of:=CONCATENATE(&quot;000000000000000000000&quot;;[.S95])" office:value-type="string" office:string-value="0000000000000000000004600" calcext:value-type="string">
            <text:p>00000000000000000000046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4600" calcext:value-type="float">
            <text:p>4600</text:p>
          </table:table-cell>
          <table:table-cell office:value-type="float" office:value="6159.9" calcext:value-type="float">
            <text:p>6,159.90</text:p>
          </table:table-cell>
          <table:table-cell office:value-type="float" office:value="93" calcext:value-type="float">
            <text:p>9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96])" office:value-type="string" office:string-value="0000000000000000000002601" calcext:value-type="string">
            <text:p>0000000000000000000002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601" calcext:value-type="float">
            <text:p>2601</text:p>
          </table:table-cell>
          <table:table-cell office:value-type="float" office:value="18099.19" calcext:value-type="float">
            <text:p>18,099.19</text:p>
          </table:table-cell>
          <table:table-cell office:value-type="float" office:value="94" calcext:value-type="float">
            <text:p>9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97])" office:value-type="string" office:string-value="0000000000000000000004000" calcext:value-type="string">
            <text:p>0000000000000000000004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4000" calcext:value-type="float">
            <text:p>4000</text:p>
          </table:table-cell>
          <table:table-cell office:value-type="float" office:value="13066.3" calcext:value-type="float">
            <text:p>13,066.30</text:p>
          </table:table-cell>
          <table:table-cell office:value-type="float" office:value="95" calcext:value-type="float">
            <text:p>9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98])" office:value-type="string" office:string-value="0000000000000000000002407" calcext:value-type="string">
            <text:p>00000000000000000000024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407" calcext:value-type="float">
            <text:p>2407</text:p>
          </table:table-cell>
          <table:table-cell office:value-type="float" office:value="6245.76" calcext:value-type="float">
            <text:p>6,245.76</text:p>
          </table:table-cell>
          <table:table-cell office:value-type="float" office:value="96" calcext:value-type="float">
            <text:p>9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99])" office:value-type="string" office:string-value="0000000000000000000003901" calcext:value-type="string">
            <text:p>0000000000000000000003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901" calcext:value-type="float">
            <text:p>3901</text:p>
          </table:table-cell>
          <table:table-cell office:value-type="float" office:value="8489.43" calcext:value-type="float">
            <text:p>8,489.43</text:p>
          </table:table-cell>
          <table:table-cell office:value-type="float" office:value="97" calcext:value-type="float">
            <text:p>9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0])" office:value-type="string" office:string-value="0000000000000000000002404" calcext:value-type="string">
            <text:p>00000000000000000000024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404" calcext:value-type="float">
            <text:p>2404</text:p>
          </table:table-cell>
          <table:table-cell office:value-type="float" office:value="65287.79" calcext:value-type="float">
            <text:p>65,287.79</text:p>
          </table:table-cell>
          <table:table-cell office:value-type="float" office:value="98" calcext:value-type="float">
            <text:p>9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101])" office:value-type="string" office:string-value="0000000000000000000002807" calcext:value-type="string">
            <text:p>00000000000000000000028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807" calcext:value-type="float">
            <text:p>2807</text:p>
          </table:table-cell>
          <table:table-cell office:value-type="float" office:value="2788.05" calcext:value-type="float">
            <text:p>2,788.05</text:p>
          </table:table-cell>
          <table:table-cell office:value-type="float" office:value="99" calcext:value-type="float">
            <text:p>9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102])" office:value-type="string" office:string-value="0000000000000000000002804" calcext:value-type="string">
            <text:p>00000000000000000000028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804" calcext:value-type="float">
            <text:p>2804</text:p>
          </table:table-cell>
          <table:table-cell office:value-type="float" office:value="6101.85" calcext:value-type="float">
            <text:p>6,101.85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3])" office:value-type="string" office:string-value="0000000000000000000003202" calcext:value-type="string">
            <text:p>0000000000000000000003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202" calcext:value-type="float">
            <text:p>3202</text:p>
          </table:table-cell>
          <table:table-cell office:value-type="float" office:value="34962.85" calcext:value-type="float">
            <text:p>34,962.85</text:p>
          </table:table-cell>
          <table:table-cell office:value-type="float" office:value="101" calcext:value-type="float">
            <text:p>10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table:formula="of:=CONCATENATE(&quot;000000000000000000000&quot;;[.S104])" office:value-type="string" office:string-value="0000000000000000000003700" calcext:value-type="string">
            <text:p>0000000000000000000003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700" calcext:value-type="float">
            <text:p>3700</text:p>
          </table:table-cell>
          <table:table-cell office:value-type="float" office:value="5025.4" calcext:value-type="float">
            <text:p>5,025.40</text:p>
          </table:table-cell>
          <table:table-cell office:value-type="float" office:value="102" calcext:value-type="float">
            <text:p>10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5])" office:value-type="string" office:string-value="0000000000000000000002401" calcext:value-type="string">
            <text:p>00000000000000000000024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401" calcext:value-type="float">
            <text:p>2401</text:p>
          </table:table-cell>
          <table:table-cell office:value-type="float" office:value="18343.9" calcext:value-type="float">
            <text:p>18,343.90</text:p>
          </table:table-cell>
          <table:table-cell office:value-type="float" office:value="103" calcext:value-type="float">
            <text:p>10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6])" office:value-type="string" office:string-value="0000000000000000000002001" calcext:value-type="string">
            <text:p>0000000000000000000002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001" calcext:value-type="float">
            <text:p>2001</text:p>
          </table:table-cell>
          <table:table-cell office:value-type="float" office:value="45632.81" calcext:value-type="float">
            <text:p>45,632.81</text:p>
          </table:table-cell>
          <table:table-cell office:value-type="float" office:value="104" calcext:value-type="float">
            <text:p>10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7])" office:value-type="string" office:string-value="0000000000000000000002406" calcext:value-type="string">
            <text:p>00000000000000000000024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406" calcext:value-type="float">
            <text:p>2406</text:p>
          </table:table-cell>
          <table:table-cell office:value-type="float" office:value="24778.2" calcext:value-type="float">
            <text:p>24,778.20</text:p>
          </table:table-cell>
          <table:table-cell office:value-type="float" office:value="105" calcext:value-type="float">
            <text:p>10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108])" office:value-type="string" office:string-value="0000000000000000000003803" calcext:value-type="string">
            <text:p>0000000000000000000003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803" calcext:value-type="float">
            <text:p>3803</text:p>
          </table:table-cell>
          <table:table-cell office:value-type="float" office:value="33684.25" calcext:value-type="float">
            <text:p>33,684.25</text:p>
          </table:table-cell>
          <table:table-cell office:value-type="float" office:value="106" calcext:value-type="float">
            <text:p>10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9])" office:value-type="string" office:string-value="0000000000000000000002100" calcext:value-type="string">
            <text:p>0000000000000000000002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100" calcext:value-type="float">
            <text:p>2100</text:p>
          </table:table-cell>
          <table:table-cell office:value-type="float" office:value="7822.2" calcext:value-type="float">
            <text:p>7,822.20</text:p>
          </table:table-cell>
          <table:table-cell office:value-type="float" office:value="107" calcext:value-type="float">
            <text:p>10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0])" office:value-type="string" office:string-value="0000000000000000000003000" calcext:value-type="string">
            <text:p>0000000000000000000003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000" calcext:value-type="float">
            <text:p>3000</text:p>
          </table:table-cell>
          <table:table-cell office:value-type="float" office:value="20650.19" calcext:value-type="float">
            <text:p>20,650.19</text:p>
          </table:table-cell>
          <table:table-cell office:value-type="float" office:value="108" calcext:value-type="float">
            <text:p>10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111])" office:value-type="string" office:string-value="0000000000000000000004700" calcext:value-type="string">
            <text:p>0000000000000000000004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4700" calcext:value-type="float">
            <text:p>4700</text:p>
          </table:table-cell>
          <table:table-cell office:value-type="float" office:value="18668.95" calcext:value-type="float">
            <text:p>18,668.95</text:p>
          </table:table-cell>
          <table:table-cell office:value-type="float" office:value="109" calcext:value-type="float">
            <text:p>10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formula="of:=CONCATENATE(&quot;000000000000000000000&quot;;[.S112])" office:value-type="string" office:string-value="0000000000000000000002702" calcext:value-type="string">
            <text:p>00000000000000000000027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702" calcext:value-type="float">
            <text:p>2702</text:p>
          </table:table-cell>
          <table:table-cell office:value-type="float" office:value="8503.65" calcext:value-type="float">
            <text:p>8,503.65</text:p>
          </table:table-cell>
          <table:table-cell office:value-type="float" office:value="110" calcext:value-type="float">
            <text:p>11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3])" office:value-type="string" office:string-value="0000000000000000000003002" calcext:value-type="string">
            <text:p>0000000000000000000003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002" calcext:value-type="float">
            <text:p>3002</text:p>
          </table:table-cell>
          <table:table-cell office:value-type="float" office:value="24676.7" calcext:value-type="float">
            <text:p>24,676.70</text:p>
          </table:table-cell>
          <table:table-cell office:value-type="float" office:value="111" calcext:value-type="float">
            <text:p>11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formula="of:=CONCATENATE(&quot;000000000000000000000&quot;;[.S114])" office:value-type="string" office:string-value="0000000000000000000002700" calcext:value-type="string">
            <text:p>0000000000000000000002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700" calcext:value-type="float">
            <text:p>2700</text:p>
          </table:table-cell>
          <table:table-cell office:value-type="float" office:value="34742.55" calcext:value-type="float">
            <text:p>34,742.55</text:p>
          </table:table-cell>
          <table:table-cell office:value-type="float" office:value="112" calcext:value-type="float">
            <text:p>11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115])" office:value-type="string" office:string-value="0000000000000000000003900" calcext:value-type="string">
            <text:p>0000000000000000000003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900" calcext:value-type="float">
            <text:p>3900</text:p>
          </table:table-cell>
          <table:table-cell office:value-type="float" office:value="9758.74" calcext:value-type="float">
            <text:p>9,758.74</text:p>
          </table:table-cell>
          <table:table-cell office:value-type="float" office:value="113" calcext:value-type="float">
            <text:p>11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6])" office:value-type="string" office:string-value="0000000000000000000001302" calcext:value-type="string">
            <text:p>0000000000000000000001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1302" calcext:value-type="float">
            <text:p>1302</text:p>
          </table:table-cell>
          <table:table-cell office:value-type="float" office:value="2500.7" calcext:value-type="float">
            <text:p>2,500.70</text:p>
          </table:table-cell>
          <table:table-cell office:value-type="float" office:value="114" calcext:value-type="float">
            <text:p>11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7])" office:value-type="string" office:string-value="0000000000000000000003302" calcext:value-type="string">
            <text:p>0000000000000000000003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302" calcext:value-type="float">
            <text:p>3302</text:p>
          </table:table-cell>
          <table:table-cell office:value-type="float" office:value="10280.5" calcext:value-type="float">
            <text:p>10,280.50</text:p>
          </table:table-cell>
          <table:table-cell office:value-type="float" office:value="115" calcext:value-type="float">
            <text:p>11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8])" office:value-type="string" office:string-value="0000000000000000000002900" calcext:value-type="string">
            <text:p>0000000000000000000002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900" calcext:value-type="float">
            <text:p>2900</text:p>
          </table:table-cell>
          <table:table-cell office:value-type="float" office:value="16297.6" calcext:value-type="float">
            <text:p>16,297.60</text:p>
          </table:table-cell>
          <table:table-cell office:value-type="float" office:value="116" calcext:value-type="float">
            <text:p>11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119])" office:value-type="string" office:string-value="0000000000000000000004508" calcext:value-type="string">
            <text:p>00000000000000000000045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4508" calcext:value-type="float">
            <text:p>4508</text:p>
          </table:table-cell>
          <table:table-cell office:value-type="float" office:value="14204.7" calcext:value-type="float">
            <text:p>14,204.70</text:p>
          </table:table-cell>
          <table:table-cell office:value-type="float" office:value="117" calcext:value-type="float">
            <text:p>117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0])" office:value-type="string" office:string-value="0000000000000000000002301" calcext:value-type="string">
            <text:p>00000000000000000000023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301" calcext:value-type="float">
            <text:p>2301</text:p>
          </table:table-cell>
          <table:table-cell office:value-type="float" office:value="101675.89" calcext:value-type="float">
            <text:p>101,675.89</text:p>
          </table:table-cell>
          <table:table-cell office:value-type="float" office:value="118" calcext:value-type="float">
            <text:p>118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1])" office:value-type="string" office:string-value="0000000000000000000002302" calcext:value-type="string">
            <text:p>0000000000000000000002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302" calcext:value-type="float">
            <text:p>2302</text:p>
          </table:table-cell>
          <table:table-cell office:value-type="float" office:value="12929.9" calcext:value-type="float">
            <text:p>12,929.90</text:p>
          </table:table-cell>
          <table:table-cell office:value-type="float" office:value="119" calcext:value-type="float">
            <text:p>119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2])" office:value-type="string" office:string-value="0000000000000000000002603" calcext:value-type="string">
            <text:p>00000000000000000000026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603" calcext:value-type="float">
            <text:p>2603</text:p>
          </table:table-cell>
          <table:table-cell office:value-type="float" office:value="29144.22" calcext:value-type="float">
            <text:p>29,144.22</text:p>
          </table:table-cell>
          <table:table-cell office:value-type="float" office:value="120" calcext:value-type="float">
            <text:p>120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123])" office:value-type="string" office:string-value="0000000000000000000002803" calcext:value-type="string">
            <text:p>0000000000000000000002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803" calcext:value-type="float">
            <text:p>2803</text:p>
          </table:table-cell>
          <table:table-cell office:value-type="float" office:value="6869.35" calcext:value-type="float">
            <text:p>6,869.35</text:p>
          </table:table-cell>
          <table:table-cell office:value-type="float" office:value="121" calcext:value-type="float">
            <text:p>121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4])" office:value-type="string" office:string-value="0000000000000000000002202" calcext:value-type="string">
            <text:p>0000000000000000000002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202" calcext:value-type="float">
            <text:p>2202</text:p>
          </table:table-cell>
          <table:table-cell office:value-type="float" office:value="5342.45" calcext:value-type="float">
            <text:p>5,342.45</text:p>
          </table:table-cell>
          <table:table-cell office:value-type="float" office:value="122" calcext:value-type="float">
            <text:p>12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125])" office:value-type="string" office:string-value="0000000000000000000004101" calcext:value-type="string">
            <text:p>0000000000000000000004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4101" calcext:value-type="float">
            <text:p>4101</text:p>
          </table:table-cell>
          <table:table-cell office:value-type="float" office:value="9158.9" calcext:value-type="float">
            <text:p>9,158.90</text:p>
          </table:table-cell>
          <table:table-cell office:value-type="float" office:value="123" calcext:value-type="float">
            <text:p>12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formula="of:=CONCATENATE(&quot;000000000000000000000&quot;;[.S126])" office:value-type="string" office:string-value="0000000000000000000002703" calcext:value-type="string">
            <text:p>00000000000000000000027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703" calcext:value-type="float">
            <text:p>2703</text:p>
          </table:table-cell>
          <table:table-cell office:value-type="float" office:value="3557.45" calcext:value-type="float">
            <text:p>3,557.45</text:p>
          </table:table-cell>
          <table:table-cell office:value-type="float" office:value="124" calcext:value-type="float">
            <text:p>124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7])" office:value-type="string" office:string-value="0000000000000000000002201" calcext:value-type="string">
            <text:p>0000000000000000000002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201" calcext:value-type="float">
            <text:p>2201</text:p>
          </table:table-cell>
          <table:table-cell office:value-type="float" office:value="7169.5" calcext:value-type="float">
            <text:p>7,169.50</text:p>
          </table:table-cell>
          <table:table-cell office:value-type="float" office:value="125" calcext:value-type="float">
            <text:p>125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8])" office:value-type="string" office:string-value="0000000000000000000002403" calcext:value-type="string">
            <text:p>00000000000000000000024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2403" calcext:value-type="float">
            <text:p>2403</text:p>
          </table:table-cell>
          <table:table-cell office:value-type="float" office:value="117715.06" calcext:value-type="float">
            <text:p>117,715.06</text:p>
          </table:table-cell>
          <table:table-cell office:value-type="float" office:value="126" calcext:value-type="float">
            <text:p>126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4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9])" office:value-type="string" office:string-value="0000000000000000000003303" calcext:value-type="string">
            <text:p>0000000000000000000003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3303" calcext:value-type="float">
            <text:p>3303</text:p>
          </table:table-cell>
          <table:table-cell office:value-type="float" office:value="21411.92" calcext:value-type="float">
            <text:p>21,411.92</text:p>
          </table:table-cell>
          <table:table-cell office:value-type="float" office:value="127" calcext:value-type="float">
            <text:p>127</text:p>
          </table:table-cell>
          <table:table-cell table:style-name="ce3"/>
          <table:table-cell table:number-columns-repeated="1002"/>
        </table:table-row>
        <table:table-row table:style-name="ro1">
          <table:table-cell table:number-columns-repeated="3"/>
          <table:table-cell table:style-name="ce4"/>
          <table:table-cell table:number-columns-repeated="1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1303" calcext:value-type="float">
            <text:p>1303</text:p>
          </table:table-cell>
          <table:table-cell office:value-type="float" office:value="29653.52" calcext:value-type="float">
            <text:p>29,653.52</text:p>
          </table:table-cell>
          <table:table-cell office:value-type="string" calcext:value-type="string">
            <text:p>128</text:p>
          </table:table-cell>
          <table:table-cell table:style-name="ce3"/>
          <table:table-cell table:number-columns-repeated="1002"/>
        </table:table-row>
        <table:table-row table:style-name="ro1">
          <table:table-cell table:number-columns-repeated="3"/>
          <table:table-cell table:style-name="ce4"/>
          <table:table-cell table:number-columns-repeated="13"/>
          <table:table-cell office:value-type="string" calcext:value-type="string">
            <text:p>PROVISION ANTIGUEDAD PRESTACIONES SOCIALES EMPLEADOS FEBRERO 2014</text:p>
          </table:table-cell>
          <table:table-cell table:style-name="ce5" office:value-type="float" office:value="1201" calcext:value-type="float">
            <text:p>1201</text:p>
          </table:table-cell>
          <table:table-cell office:value-type="float" office:value="15911.18" calcext:value-type="float">
            <text:p>15,911.18</text:p>
          </table:table-cell>
          <table:table-cell office:value-type="string" calcext:value-type="string">
            <text:p>129</text:p>
          </table:table-cell>
          <table:table-cell table:style-name="ce3"/>
          <table:table-cell table:number-columns-repeated="1002"/>
        </table:table-row>
        <table:table-row table:style-name="ro1">
          <table:table-cell table:number-columns-repeated="3"/>
          <table:table-cell table:style-name="ce4"/>
          <table:table-cell table:number-columns-repeated="17"/>
          <table:table-cell table:style-name="ce3"/>
          <table:table-cell table:number-columns-repeated="1002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Hoja1.$A$1" table:cell-range-address="$Hoja1.$A$1:.$U$131"/>
        </table:named-expressions>
      </table:table>
      <table:table table:name="Hoja2" table:style-name="ta2">
        <table:table-column table:style-name="co16" table:number-columns-repeated="2" table:default-cell-style-name="ce2"/>
        <table:table-column table:style-name="co17" table:default-cell-style-name="ce2"/>
        <table:table-column table:style-name="co16" table:number-columns-repeated="2" table:default-cell-style-name="ce2"/>
        <table:table-column table:style-name="co12" table:default-cell-style-name="ce2"/>
        <table:table-column table:style-name="co18" table:default-cell-style-name="ce2"/>
        <table:table-column table:style-name="co16" table:number-columns-repeated="250" table:default-cell-style-name="ce2"/>
        <table:table-column table:style-name="co16" table:number-columns-repeated="767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$Hoja1.C3]" office:value-type="float" office:value="0" calcext:value-type="float">
            <text:p>0</text:p>
          </table:table-cell>
          <table:table-cell table:formula="of:=[$Hoja1.D3]" office:value-type="string" office:string-value="2014-02-28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$Hoja1.R3]" office:value-type="string" office:string-value="PROVISION ANTIGUEDAD PRESTACIONES SOCIALES EMPLEADOS FEBRERO 2014" calcext:value-type="string">
            <text:p>PROVISION ANTIGUEDAD PRESTACIONES SOCIALES EMPLEADOS FEBRER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8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NA()" office:value-type="string" office:string-value="#N/A" calcext:value-type="error">
            <text:p>#N/A</text:p>
          </table:table-cell>
          <table:table-cell table:number-columns-repeated="1006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SHARED_FORMULA_13_35_13_35_0" table:base-cell-address="$Hoja1.$N$36" table:cell-range-address=".B36"/>
        <table:named-range table:name="SHARED_FORMULA_13_3_13_3_0" table:base-cell-address="$Hoja1.$N$4" table:cell-range-address=".B4"/>
        <table:named-range table:name="SHARED_FORMULA_13_67_13_67_0" table:base-cell-address="$Hoja1.$N$68" table:cell-range-address=".B68"/>
        <table:named-range table:name="SHARED_FORMULA_13_99_13_99_0" table:base-cell-address="$Hoja1.$N$100" table:cell-range-address=".B100"/>
        <table:named-expression table:name="SHARED_FORMULA_8_2_8_2_0" table:base-cell-address="$Hoja1.$I$3" table:expression="CONCATENATE(&quot;000000000000000000000&quot;;[.S3])"/>
        <table:named-expression table:name="SHARED_FORMULA_8_34_8_34_0" table:base-cell-address="$Hoja1.$I$35" table:expression="CONCATENATE(&quot;000000000000000000000&quot;;[.S35])"/>
        <table:named-expression table:name="SHARED_FORMULA_8_66_8_66_0" table:base-cell-address="$Hoja1.$I$67" table:expression="CONCATENATE(&quot;000000000000000000000&quot;;[.S67])"/>
        <table:named-expression table:name="SHARED_FORMULA_8_98_8_98_0" table:base-cell-address="$Hoja1.$I$99" table:expression="CONCATENATE(&quot;000000000000000000000&quot;;[.S99])"/>
      </table:named-expressions>
      <table:database-ranges>
        <table:database-range table:name="__Anonymous_Sheet_DB__0" table:target-range-address="Hoja1.A1:Hoja1.U13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Bs. l </number:text>
      <number:number number:decimal-places="0" number:min-integer-digits="1" number:grouping="true"/>
    </number:number-style>
    <number:number-style style:name="N120">
      <number:text>Bs. l 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Bs. l </number:text>
      <number:number number:decimal-places="0" number:min-integer-digits="1" number:grouping="true"/>
    </number:number-style>
    <number:number-style style:name="N121">
      <style:text-properties fo:color="#ff0000"/>
      <number:text>Bs. l 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Bs. l </number:text>
      <number:number number:decimal-places="2" number:min-integer-digits="1" number:grouping="true"/>
    </number:number-style>
    <number:number-style style:name="N122">
      <number:text>Bs. l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Bs. l </number:text>
      <number:number number:decimal-places="2" number:min-integer-digits="1" number:grouping="true"/>
    </number:number-style>
    <number:number-style style:name="N123">
      <style:text-properties fo:color="#ff0000"/>
      <number:text>Bs. l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Bs. l 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Bs. l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5P2" style:volatile="true">
      <number:text> Bs. l 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Bs. l 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Bs. l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Bs. 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32">
      <number:day number:style="long"/>
      <number:text>/</number:text>
      <number:month number:style="long"/>
      <number:text>/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deras</meta:initial-creator>
    <meta:creation-date>2015-03-19T14:46:55</meta:creation-date>
    <dc:creator>maderas</dc:creator>
    <dc:date>2015-03-19T14:46:55</dc:date>
    <meta:document-statistic meta:table-count="2" meta:cell-count="2227" meta:object-count="0"/>
    <meta:generator>LibreOffice/4.1.4.2$Linux_X86_64 LibreOffice_project/410m0$Build-2</meta:generator>
  </office:meta>
</office:document-meta>
</file>